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9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9.97mm"/>
    </style:style>
    <style:style style:name="co5" style:family="table-column">
      <style:table-column-properties fo:break-before="auto" style:column-width="25.77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color="#009933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ackground-color="transparent"/>
      <style:text-properties fo:color="#009933"/>
    </style:style>
    <style:style style:name="ce15" style:family="table-cell" style:parent-style-name="Default" style:data-style-name="N0"/>
    <style:style style:name="ce16" style:family="table-cell" style:parent-style-name="Default">
      <style:text-properties fo:color="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61"/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9933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Masses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Lower Bod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(in kg)</text:p>
          </table:table-cell>
          <table:table-cell table:style-name="ce7" office:value-type="string" calcext:value-type="string">
            <text:p>Waist</text:p>
          </table:table-cell>
          <table:table-cell table:style-name="ce13" office:value-type="string" calcext:value-type="string">
            <text:p>RHipMot</text:p>
          </table:table-cell>
          <table:table-cell table:style-name="ce13" office:value-type="string" calcext:value-type="string">
            <text:p>RThighUpLeg</text:p>
          </table:table-cell>
          <table:table-cell table:style-name="ce13" office:value-type="string" calcext:value-type="string">
            <text:p>RThighLowLeg</text:p>
          </table:table-cell>
          <table:table-cell table:style-name="ce13" office:value-type="string" calcext:value-type="string">
            <text:p>RLowLeg</text:p>
          </table:table-cell>
          <table:table-cell table:style-name="ce13" office:value-type="string" calcext:value-type="string">
            <text:p>RFootmot</text:p>
          </table:table-cell>
          <table:table-cell table:style-name="ce13" office:value-type="string" calcext:value-type="string">
            <text:p>RFoot</text:p>
          </table:table-cell>
          <table:table-cell table:style-name="ce21" office:value-type="string" calcext:value-type="string">
            <text:p>Sum</text:p>
          </table:table-cell>
          <table:table-cell table:style-name="ce10" office:value-type="string" calcext:value-type="string">
            <text:p>Right leg whole</text:p>
          </table:table-cell>
          <table:table-cell table:style-name="ce19" office:value-type="string" calcext:value-type="string">
            <text:p>Difference</text:p>
          </table:table-cell>
          <table:table-cell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8" table:formula="of:=[.B22]" office:value-type="float" office:value="11.2" calcext:value-type="float">
            <text:p>11,2</text:p>
          </table:table-cell>
          <table:table-cell table:style-name="ce14" table:formula="of:=4.13+[.B16]" office:value-type="float" office:value="4.2423495" calcext:value-type="float">
            <text:p>4,2423495</text:p>
          </table:table-cell>
          <table:table-cell table:style-name="ce14" table:formula="of:=3.125-0.065" office:value-type="float" office:value="3.06" calcext:value-type="float">
            <text:p>3,06</text:p>
          </table:table-cell>
          <table:table-cell table:style-name="ce14" table:formula="of:=5.08+([.G12]*0.666)" office:value-type="float" office:value="5.31976" calcext:value-type="float">
            <text:p>5,31976</text:p>
          </table:table-cell>
          <table:table-cell table:style-name="ce14" table:formula="of:=6.94-([.G12]*0.333)" office:value-type="float" office:value="6.82012" calcext:value-type="float">
            <text:p>6,82012</text:p>
          </table:table-cell>
          <table:table-cell table:style-name="ce14" office:value-type="float" office:value="3.125" calcext:value-type="float">
            <text:p>3,125</text:p>
          </table:table-cell>
          <table:table-cell table:style-name="ce23" office:value-type="float" office:value="2.58" calcext:value-type="float">
            <text:p>2,58</text:p>
          </table:table-cell>
          <table:table-cell table:style-name="ce22" table:formula="of:=SUM([.C5:.H5])" office:value-type="float" office:value="25.1472295" calcext:value-type="float">
            <text:p>25,1472295</text:p>
          </table:table-cell>
          <table:table-cell table:style-name="ce22" table:formula="of:=24.91+[.B16]" office:value-type="float" office:value="25.0223495" calcext:value-type="float">
            <text:p>25,0223495</text:p>
          </table:table-cell>
          <table:table-cell table:formula="of:=[.J5]-[.I6]" office:value-type="float" office:value="0.5309195" calcext:value-type="float">
            <text:p>0,5309195</text:p>
          </table:table-cell>
          <table:table-cell/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1.046" calcext:value-type="float">
            <text:p>11,046</text:p>
          </table:table-cell>
          <table:table-cell office:value-type="float" office:value="3.79582" calcext:value-type="float">
            <text:p>3,79582</text:p>
          </table:table-cell>
          <table:table-cell office:value-type="float" office:value="3.24021" calcext:value-type="float">
            <text:p>3,24021</text:p>
          </table:table-cell>
          <table:table-cell office:value-type="float" office:value="5.09507" calcext:value-type="float">
            <text:p>5,09507</text:p>
          </table:table-cell>
          <table:table-cell office:value-type="float" office:value="5.64953" calcext:value-type="float">
            <text:p>5,64953</text:p>
          </table:table-cell>
          <table:table-cell office:value-type="float" office:value="3.28442" calcext:value-type="float">
            <text:p>3,28442</text:p>
          </table:table-cell>
          <table:table-cell table:style-name="ce8" office:value-type="float" office:value="3.42638" calcext:value-type="float">
            <text:p>3,42638</text:p>
          </table:table-cell>
          <table:table-cell table:formula="of:=SUM([.C6:.H6])" office:value-type="float" office:value="24.49143" calcext:value-type="float">
            <text:p>24,4914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0" office:value-type="string" calcext:value-type="string">
            <text:p>Left leg w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ing</text:p>
          </table:table-cell>
          <table:table-cell table:style-name="ce9" table:formula="of:=[.B5]/[.B6]" office:value-type="float" office:value="1.01394169835234" calcext:value-type="float">
            <text:p>1,01394169835234</text:p>
          </table:table-cell>
          <table:table-cell table:style-name="ce9" table:formula="of:=[.C5]/[.C6]" office:value-type="float" office:value="1.11763716403834" calcext:value-type="float">
            <text:p>1,11763716403834</text:p>
          </table:table-cell>
          <table:table-cell table:style-name="ce9" table:formula="of:=[.D5]/[.D6]" office:value-type="float" office:value="0.944383234419991" calcext:value-type="float">
            <text:p>0,944383234419991</text:p>
          </table:table-cell>
          <table:table-cell table:style-name="ce9" table:formula="of:=[.E5]/[.E6]" office:value-type="float" office:value="1.04409949225428" calcext:value-type="float">
            <text:p>1,04409949225428</text:p>
          </table:table-cell>
          <table:table-cell table:style-name="ce9" table:formula="of:=[.F5]/[.F6]" office:value-type="float" office:value="1.20720130701138" calcext:value-type="float">
            <text:p>1,20720130701138</text:p>
          </table:table-cell>
          <table:table-cell table:style-name="ce9" table:formula="of:=[.G5]/[.G6]" office:value-type="float" office:value="0.951461749715323" calcext:value-type="float">
            <text:p>0,951461749715323</text:p>
          </table:table-cell>
          <table:table-cell table:style-name="ce9" table:formula="of:=[.H5]/[.H6]" office:value-type="float" office:value="0.752981280535142" calcext:value-type="float">
            <text:p>0,752981280535142</text:p>
          </table:table-cell>
          <table:table-cell/>
          <table:table-cell table:style-name="ce22" table:formula="of:=24.9+[.B16]" office:value-type="float" office:value="25.0123495" calcext:value-type="float">
            <text:p>25,0123495</text:p>
          </table:table-cell>
          <table:table-cell table:formula="of:=[.J8]-[.I6]" office:value-type="float" office:value="0.520919499999998" calcext:value-type="float">
            <text:p>0,520919499999998</text:p>
          </table:table-cell>
          <table:table-cell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9" office:value-type="string" calcext:value-type="string">
            <text:p>Waist.stl</text:p>
          </table:table-cell>
          <table:table-cell table:style-name="ce9" office:value-type="string" calcext:value-type="string">
            <text:p>HipRoll.stl</text:p>
          </table:table-cell>
          <table:table-cell table:style-name="ce9" office:value-type="string" calcext:value-type="string">
            <text:p>HipYaw.stl</text:p>
          </table:table-cell>
          <table:table-cell table:style-name="ce9" office:value-type="string" calcext:value-type="string">
            <text:p>HipPitch.stl</text:p>
          </table:table-cell>
          <table:table-cell table:style-name="ce9" office:value-type="string" calcext:value-type="string">
            <text:p>KneePitchCalf.stl</text:p>
          </table:table-cell>
          <table:table-cell table:style-name="ce9" office:value-type="string" calcext:value-type="string">
            <text:p>AnklePitch.stl</text:p>
          </table:table-cell>
          <table:table-cell table:style-name="ce9" office:value-type="string" calcext:value-type="string">
            <text:p>NewFoo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ual Link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hip yaw</text:p>
          </table:table-cell>
          <table:table-cell office:value-type="string" calcext:value-type="string">
            <text:p>hip pitch</text:p>
          </table:table-cell>
          <table:table-cell office:value-type="string" calcext:value-type="string">
            <text:p>upper leg</text:p>
          </table:table-cell>
          <table:table-cell office:value-type="string" calcext:value-type="string">
            <text:p>lower leg</text:p>
          </table:table-cell>
          <table:table-cell office:value-type="string" calcext:value-type="string">
            <text:p>ankle pitch</text:p>
          </table:table-cell>
          <table:table-cell office:value-type="string" calcext:value-type="string">
            <text:p>foot plate</text:p>
          </table:table-cell>
          <table:table-cell/>
          <table:table-cell table:style-name="ce10" office:value-type="string" calcext:value-type="string">
            <text:p>Wa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.2" calcext:value-type="float">
            <text:p>11,2</text:p>
          </table:table-cell>
          <table:table-cell table:formula="of:=[.J11]-[.B6]" office:value-type="float" office:value="0.154" calcext:value-type="float">
            <text:p>0,154</text:p>
          </table:table-cell>
          <table:table-cell/>
        </table:table-row>
        <table:table-row table:style-name="ro1">
          <table:table-cell table:style-name="ce4" office:value-type="string" calcext:value-type="string">
            <text:p>Cable Waist/HipMo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ength</text:p>
          </table:table-cell>
          <table:table-cell table:number-columns-repeated="2"/>
          <table:table-cell table:style-name="ce11" table:formula="of:=0.36" office:value-type="float" office:value="0.36" calcext:value-type="float">
            <text:p>0,36</text:p>
          </table:table-cell>
          <table:table-cell office:value-type="string" calcext:value-type="string">
            <text:p>Bearings from RThighLowLeg on RLowL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 office:value-type="string" calcext:value-type="string">
            <text:p>dens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able Weight</text:p>
          </table:table-cell>
          <table:table-cell table:style-name="ce10" table:formula="of:=([.B13]*[.B12]*2 + [.B14]*[.B12] + [.B15])*0.001" office:value-type="float" office:value="0.1123495" calcext:value-type="float">
            <text:p>0,1123495</text:p>
          </table:table-cell>
          <table:table-cell office:value-type="string" calcext:value-type="string">
            <text:p>kg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ist Legs Only</text:p>
          </table:table-cell>
          <table:table-cell table:formula="of:=12.885-0.375" office:value-type="float" office:value="12.51" calcext:value-type="float">
            <text:p>12,51</text:p>
          </table:table-cell>
          <table:table-cell office:value-type="string" calcext:value-type="string">
            <text:p>(Waist without protections and upper motor, but including bar attachment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ist upper motor</text:p>
          </table:table-cell>
          <table:table-cell office:value-type="float" office:value="3.015" calcext:value-type="float">
            <text:p>3,015</text:p>
          </table:table-cell>
          <table:table-cell office:value-type="string" calcext:value-type="string">
            <text:p>(Motor connecting to Torso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 attachment</text:p>
          </table:table-cell>
          <table:table-cell office:value-type="float" office:value="4.8" calcext:value-type="float">
            <text:p>4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ist protections</text:p>
          </table:table-cell>
          <table:table-cell office:value-type="float" office:value="0.475" calcext:value-type="float">
            <text:p>0,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ist complete</text:p>
          </table:table-cell>
          <table:table-cell table:style-name="ce11" table:formula="of:=[.B18]-[.B20]+[.B19]+[.B21]" office:value-type="float" office:value="11.2" calcext:value-type="float">
            <text:p>11,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Upper Bod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ft Ar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(in kg)</text:p>
          </table:table-cell>
          <table:table-cell table:style-name="ce7" office:value-type="string" calcext:value-type="string">
            <text:p>LShp</text:p>
          </table:table-cell>
          <table:table-cell table:style-name="ce13" office:value-type="string" calcext:value-type="string">
            <text:p>LShr</text:p>
          </table:table-cell>
          <table:table-cell table:style-name="ce13" office:value-type="string" calcext:value-type="string">
            <text:p>LShy</text:p>
          </table:table-cell>
          <table:table-cell table:style-name="ce13" office:value-type="string" calcext:value-type="string">
            <text:p>LElb</text:p>
          </table:table-cell>
          <table:table-cell table:style-name="ce13" office:value-type="string" calcext:value-type="string">
            <text:p>LForearm</text:p>
          </table:table-cell>
          <table:table-cell table:style-name="ce21" office:value-type="string" calcext:value-type="string">
            <text:p>LWrMot2</text:p>
          </table:table-cell>
          <table:table-cell table:style-name="ce13" office:value-type="string" calcext:value-type="string">
            <text:p>LWrMot3</text:p>
          </table:table-cell>
          <table:table-cell table:style-name="ce13" office:value-type="string" calcext:value-type="string">
            <text:p>LSoftHandLink</text:p>
          </table:table-cell>
          <table:table-cell table:style-name="ce13" office:value-type="string" calcext:value-type="string">
            <text:p>Sum</text:p>
          </table:table-cell>
          <table:table-cell table:style-name="ce21" office:value-type="string" calcext:value-type="string">
            <text:p>Complete</text:p>
          </table:table-cell>
          <table:table-cell table:style-name="ce19" office:value-type="string" calcext:value-type="string">
            <text:p>Difference</text:p>
          </table:table-cell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8"/>
          <table:table-cell table:number-columns-repeated="4"/>
          <table:table-cell table:style-name="ce22"/>
          <table:table-cell/>
          <table:table-cell table:style-name="ce3"/>
          <table:table-cell/>
          <table:table-cell table:style-name="ce11" office:value-type="float" office:value="17.34" calcext:value-type="float">
            <text:p>17,34</text:p>
          </table:table-cell>
          <table:table-cell table:formula="of:=[.K28]-[.J29]" office:value-type="float" office:value="1.32254468" calcext:value-type="float">
            <text:p>1,32254468</text:p>
          </table:table-cell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.81745527" calcext:value-type="float">
            <text:p>1,81745527</text:p>
          </table:table-cell>
          <table:table-cell office:value-type="float" office:value="5.0048646" calcext:value-type="float">
            <text:p>5,0048646</text:p>
          </table:table-cell>
          <table:table-cell office:value-type="float" office:value="3.20289133" calcext:value-type="float">
            <text:p>3,20289133</text:p>
          </table:table-cell>
          <table:table-cell table:style-name="ce15" office:value-type="float" office:value="0.86765385" calcext:value-type="float">
            <text:p>0,86765385</text:p>
          </table:table-cell>
          <table:table-cell office:value-type="float" office:value="2.2127686" calcext:value-type="float">
            <text:p>2,2127686</text:p>
          </table:table-cell>
          <table:table-cell office:value-type="float" office:value="1.2838072" calcext:value-type="float">
            <text:p>1,2838072</text:p>
          </table:table-cell>
          <table:table-cell table:style-name="ce15" office:value-type="float" office:value="0.42801447" calcext:value-type="float">
            <text:p>0,42801447</text:p>
          </table:table-cell>
          <table:table-cell table:style-name="ce3" office:value-type="float" office:value="1.2" calcext:value-type="float">
            <text:p>1,2</text:p>
          </table:table-cell>
          <table:table-cell table:formula="of:=SUM([.B29:.I29])" office:value-type="float" office:value="16.01745532" calcext:value-type="float">
            <text:p>16,01745532</text:p>
          </table:table-cell>
          <table:table-cell table:style-name="ce21"/>
          <table:table-cell/>
        </table:table-row>
        <table:table-row table:style-name="ro1">
          <table:table-cell table:style-name="ce3"/>
          <table:table-cell table:style-name="ce8"/>
          <table:table-cell table:number-columns-repeated="5"/>
          <table:table-cell table:style-name="ce3"/>
          <table:table-cell table:number-columns-repeated="2"/>
          <table:table-cell table:style-name="ce21"/>
          <table:table-cell/>
        </table:table-row>
        <table:table-row table:style-name="ro1">
          <table:table-cell office:value-type="string" calcext:value-type="string">
            <text:p>Right Arm</text:p>
          </table:table-cell>
          <table:table-cell table:number-columns-repeated="9"/>
          <table:table-cell table:style-name="ce21"/>
          <table:table-cell/>
        </table:table-row>
        <table:table-row table:style-name="ro1">
          <table:table-cell/>
          <table:table-cell table:style-name="ce7" office:value-type="string" calcext:value-type="string">
            <text:p>RShp</text:p>
          </table:table-cell>
          <table:table-cell table:style-name="ce13" office:value-type="string" calcext:value-type="string">
            <text:p>RShr</text:p>
          </table:table-cell>
          <table:table-cell table:style-name="ce13" office:value-type="string" calcext:value-type="string">
            <text:p>RShy</text:p>
          </table:table-cell>
          <table:table-cell table:style-name="ce13" office:value-type="string" calcext:value-type="string">
            <text:p>RElb</text:p>
          </table:table-cell>
          <table:table-cell table:style-name="ce13" office:value-type="string" calcext:value-type="string">
            <text:p>RForearm</text:p>
          </table:table-cell>
          <table:table-cell table:style-name="ce13" office:value-type="string" calcext:value-type="string">
            <text:p>RWrMot2</text:p>
          </table:table-cell>
          <table:table-cell table:style-name="ce13" office:value-type="string" calcext:value-type="string">
            <text:p>RWrMot3</text:p>
          </table:table-cell>
          <table:table-cell table:style-name="ce13" office:value-type="string" calcext:value-type="string">
            <text:p>RSoftHandLink</text:p>
          </table:table-cell>
          <table:table-cell table:style-name="ce13" office:value-type="string" calcext:value-type="string">
            <text:p>Sum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11" office:value-type="float" office:value="1.93" calcext:value-type="float">
            <text:p>1,93</text:p>
          </table:table-cell>
          <table:table-cell table:style-name="ce11" table:formula="of:=5.535-[.B43]" office:value-type="float" office:value="5.5119737" calcext:value-type="float">
            <text:p>5,5119737</text:p>
          </table:table-cell>
          <table:table-cell table:style-name="ce11" table:formula="of:=3.185+[.B43]-[.F43]" office:value-type="float" office:value="3.1831391" calcext:value-type="float">
            <text:p>3,1831391</text:p>
          </table:table-cell>
          <table:table-cell table:style-name="ce11" table:formula="of:=0.865+[.F43]" office:value-type="float" office:value="0.8898872" calcext:value-type="float">
            <text:p>0,8898872</text:p>
          </table:table-cell>
          <table:table-cell table:style-name="ce11" office:value-type="float" office:value="2.17" calcext:value-type="float">
            <text:p>2,17</text:p>
          </table:table-cell>
          <table:table-cell table:style-name="ce11" office:value-type="float" office:value="1.195" calcext:value-type="float">
            <text:p>1,19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2.35" calcext:value-type="float">
            <text:p>2,35</text:p>
          </table:table-cell>
          <table:table-cell table:formula="of:=SUM([.B33:.I33])" office:value-type="float" office:value="17.405" calcext:value-type="float">
            <text:p>17,405</text:p>
          </table:table-cell>
          <table:table-cell/>
          <table:table-cell table:formula="of:=[.J33]-[.J34]" office:value-type="float" office:value="1.38754468" calcext:value-type="float">
            <text:p>1,38754468</text:p>
          </table:table-cell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.81745527" calcext:value-type="float">
            <text:p>1,81745527</text:p>
          </table:table-cell>
          <table:table-cell office:value-type="float" office:value="5.0048646" calcext:value-type="float">
            <text:p>5,0048646</text:p>
          </table:table-cell>
          <table:table-cell office:value-type="float" office:value="3.20289133" calcext:value-type="float">
            <text:p>3,20289133</text:p>
          </table:table-cell>
          <table:table-cell table:style-name="ce15" office:value-type="float" office:value="0.86765385" calcext:value-type="float">
            <text:p>0,86765385</text:p>
          </table:table-cell>
          <table:table-cell office:value-type="float" office:value="2.2127686" calcext:value-type="float">
            <text:p>2,2127686</text:p>
          </table:table-cell>
          <table:table-cell office:value-type="float" office:value="1.2838072" calcext:value-type="float">
            <text:p>1,2838072</text:p>
          </table:table-cell>
          <table:table-cell table:style-name="ce15" office:value-type="float" office:value="0.42801447" calcext:value-type="float">
            <text:p>0,42801447</text:p>
          </table:table-cell>
          <table:table-cell table:style-name="ce3" office:value-type="float" office:value="1.2" calcext:value-type="float">
            <text:p>1,2</text:p>
          </table:table-cell>
          <table:table-cell table:formula="of:=SUM([.B34:.I34])" office:value-type="float" office:value="16.01745532" calcext:value-type="float">
            <text:p>16,0174553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caling</text:p>
          </table:table-cell>
          <table:table-cell table:formula="of:=[.B33]/[.B34]" office:value-type="float" office:value="1.06192434656177" calcext:value-type="float">
            <text:p>1,06192434656177</text:p>
          </table:table-cell>
          <table:table-cell table:formula="of:=[.C33]/[.C34]" office:value-type="float" office:value="1.10132324059276" calcext:value-type="float">
            <text:p>1,10132324059276</text:p>
          </table:table-cell>
          <table:table-cell table:formula="of:=[.D33]/[.D34]" office:value-type="float" office:value="0.9938330002598" calcext:value-type="float">
            <text:p>0,9938330002598</text:p>
          </table:table-cell>
          <table:table-cell table:formula="of:=[.E33]/[.E34]" office:value-type="float" office:value="1.02562467739871" calcext:value-type="float">
            <text:p>1,02562467739871</text:p>
          </table:table-cell>
          <table:table-cell table:formula="of:=[.F33]/[.F34]" office:value-type="float" office:value="0.980671905774512" calcext:value-type="float">
            <text:p>0,980671905774512</text:p>
          </table:table-cell>
          <table:table-cell table:formula="of:=[.G33]/[.G34]" office:value-type="float" office:value="0.930825127012841" calcext:value-type="float">
            <text:p>0,930825127012841</text:p>
          </table:table-cell>
          <table:table-cell table:formula="of:=[.H33]/[.H34]" office:value-type="float" office:value="0.40886468160761" calcext:value-type="float">
            <text:p>0,40886468160761</text:p>
          </table:table-cell>
          <table:table-cell table:formula="of:=[.I33]/[.I34]" office:value-type="float" office:value="1.95833333333333" calcext:value-type="float">
            <text:p>1,958333333333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ShoulderPitch.STL</text:p>
          </table:table-cell>
          <table:table-cell table:style-name="ce12" office:value-type="string" calcext:value-type="string">
            <text:p>TopUpperArm.STL</text:p>
          </table:table-cell>
          <table:table-cell table:style-name="ce12" office:value-type="string" calcext:value-type="string">
            <text:p>BottomUpperArm.STL</text:p>
          </table:table-cell>
          <table:table-cell table:style-name="ce12" office:value-type="string" calcext:value-type="string">
            <text:p>Elbow.STL</text:p>
          </table:table-cell>
          <table:table-cell table:style-name="ce12" office:value-type="string" calcext:value-type="string">
            <text:p>Forearm.STL</text:p>
          </table:table-cell>
          <table:table-cell table:style-name="ce12" office:value-type="string" calcext:value-type="string">
            <text:p>ForearmPitch.STL</text:p>
          </table:table-cell>
          <table:table-cell table:style-name="ce12" office:value-type="string" calcext:value-type="string">
            <text:p>ForearmRoll.STL</text:p>
          </table:table-cell>
          <table:table-cell table:style-name="ce12" office:value-type="string" calcext:value-type="string">
            <text:p>SoftHandOpen.STL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11"/>
        </table:table-row>
        <table:table-row table:style-name="ro1">
          <table:table-cell table:style-name="ce4" office:value-type="string" calcext:value-type="string">
            <text:p>Cable Shr/Sh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table:style-name="ce4" office:value-type="string" calcext:value-type="string">
            <text:p>Cable Shy/El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/>
          <table:table-cell table:style-name="ce5"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/>
          <table:table-cell table:style-name="ce5"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5"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able Weight</text:p>
          </table:table-cell>
          <table:table-cell table:style-name="ce10" table:formula="of:=([.B40]*[.B39]*2 + [.B41]*[.B39] + [.B42])*0.001" office:value-type="float" office:value="0.0230263" calcext:value-type="float">
            <text:p>0,0230263</text:p>
          </table:table-cell>
          <table:table-cell office:value-type="string" calcext:value-type="string">
            <text:p>kg</text:p>
          </table:table-cell>
          <table:table-cell/>
          <table:table-cell table:style-name="ce5" office:value-type="string" calcext:value-type="string">
            <text:p>Cable Weight</text:p>
          </table:table-cell>
          <table:table-cell table:style-name="ce10" table:formula="of:=([.F40]*[.F39]*2 + [.F41]*[.F39] + [.F42])*0.001" office:value-type="float" office:value="0.0248872" calcext:value-type="float">
            <text:p>0,0248872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Tors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DWL</text:p>
          </table:table-cell>
          <table:table-cell table:style-name="ce13" office:value-type="string" calcext:value-type="string">
            <text:p>DWS</text:p>
          </table:table-cell>
          <table:table-cell table:style-name="ce13" office:value-type="string" calcext:value-type="string">
            <text:p>Sum</text:p>
          </table:table-cell>
          <table:table-cell table:style-name="ce19" office:value-type="string" calcext:value-type="string">
            <text:p>Difference</text:p>
          </table:table-cell>
          <table:table-cell table:number-columns-repeated="2"/>
          <table:table-cell table:style-name="ce24"/>
          <table:table-cell table:number-columns-repeated="4"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11" office:value-type="float" office:value="1.635" calcext:value-type="float">
            <text:p>1,635</text:p>
          </table:table-cell>
          <table:table-cell table:style-name="ce11" table:formula="of:=6.84-[.B59]" office:value-type="float" office:value="6.7983647" calcext:value-type="float">
            <text:p>6,7983647</text:p>
          </table:table-cell>
          <table:table-cell table:formula="of:=SUM([.B49:.C49])" office:value-type="float" office:value="8.4333647" calcext:value-type="float">
            <text:p>8,4333647</text:p>
          </table:table-cell>
          <table:table-cell table:formula="of:=[.D49]-[.D50]" office:value-type="float" office:value="1.69545432" calcext:value-type="float">
            <text:p>1,6954543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1.44965471" calcext:value-type="float">
            <text:p>1,44965471</text:p>
          </table:table-cell>
          <table:table-cell office:value-type="float" office:value="5.28825567" calcext:value-type="float">
            <text:p>5,28825567</text:p>
          </table:table-cell>
          <table:table-cell table:formula="of:=SUM([.B50:.C50])" office:value-type="float" office:value="6.73791038" calcext:value-type="float">
            <text:p>6,73791038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Scaling</text:p>
          </table:table-cell>
          <table:table-cell table:formula="of:=[.B49]/[.B50]" office:value-type="float" office:value="1.12785478412304" calcext:value-type="float">
            <text:p>1,12785478412304</text:p>
          </table:table-cell>
          <table:table-cell table:formula="of:=[.C49]/[.C50]" office:value-type="float" office:value="1.28555900550852" calcext:value-type="float">
            <text:p>1,28555900550852</text:p>
          </table:table-cell>
          <table:table-cell table:formula="of:=[.D49]/[.D50]" office:value-type="float" office:value="1.2516290992876" calcext:value-type="float">
            <text:p>1,251629099287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TorsoRoll.STL</text:p>
          </table:table-cell>
          <table:table-cell table:style-name="ce12" office:value-type="string" calcext:value-type="string">
            <text:p>TorsoYawPitch.ST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Cable TorsoYawPitch/Rol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 table:number-columns-repeated="3"/>
          <table:table-cell office:value-type="string" calcext:value-type="string">
            <text:p>(Torso was not taken apart completely)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 table:number-columns-repeated="2"/>
          <table:table-cell table:style-name="ce11" office:value-type="float" office:value="24.08" calcext:value-type="float">
            <text:p>24,08</text:p>
          </table:table-cell>
          <table:table-cell office:value-type="string" calcext:value-type="string">
            <text:p>DWYTorso+Backpack+Battery+Protection lower+etc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2 Connec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1" office:value-type="float" office:value="3.485" calcext:value-type="float">
            <text:p>3,485</text:p>
          </table:table-cell>
          <table:table-cell office:value-type="string" calcext:value-type="string">
            <text:p>Protection upper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Cable Weight</text:p>
          </table:table-cell>
          <table:table-cell table:style-name="ce10" table:formula="of:=([.B56]*[.B55]*2 + [.B57]*[.B55] + [.B58])*0.001" office:value-type="float" office:value="0.0416353" calcext:value-type="float">
            <text:p>0,0416353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ce11" office:value-type="float" office:value="1.61" calcext:value-type="float">
            <text:p>1,61</text:p>
          </table:table-cell>
          <table:table-cell office:value-type="string" calcext:value-type="string">
            <text:p>DWYTorso small parts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13" office:value-type="string" calcext:value-type="string">
            <text:p>DWYTorso</text:p>
          </table:table-cell>
          <table:table-cell table:style-name="ce13" office:value-type="string" calcext:value-type="string">
            <text:p>backpack</text:p>
          </table:table-cell>
          <table:table-cell table:style-name="ce13" office:value-type="string" calcext:value-type="string">
            <text:p>TorsoProtections</text:p>
          </table:table-cell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Complete</text:p>
          </table:table-cell>
          <table:table-cell table:style-name="ce19" office:value-type="string" calcext:value-type="string">
            <text:p>Difference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office:value-type="float" office:value="9.475" calcext:value-type="float">
            <text:p>9,475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,7</text:p>
          </table:table-cell>
          <table:table-cell table:formula="of:=SUM([.B62:.D62])" office:value-type="float" office:value="29.175" calcext:value-type="float">
            <text:p>29,175</text:p>
          </table:table-cell>
          <table:table-cell table:style-name="ce11" table:formula="of:=SUM([.F57:.F59])" office:value-type="float" office:value="29.175" calcext:value-type="float">
            <text:p>29,175</text:p>
          </table:table-cell>
          <table:table-cell table:formula="of:=[.F62]-[.E63]" office:value-type="float" office:value="-11.525" calcext:value-type="float">
            <text:p>-11,52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AD</text:p>
          </table:table-cell>
          <table:table-cell office:value-type="float" office:value="26" calcext:value-type="float">
            <text:p>26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4.7" calcext:value-type="float">
            <text:p>4,7</text:p>
          </table:table-cell>
          <table:table-cell table:formula="of:=SUM([.B63:.D63])" office:value-type="float" office:value="40.7" calcext:value-type="float">
            <text:p>40,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Scaling</text:p>
          </table:table-cell>
          <table:table-cell table:formula="of:=[.B62]/[.B63]" office:value-type="float" office:value="0.364423076923077" calcext:value-type="float">
            <text:p>0,364423076923077</text:p>
          </table:table-cell>
          <table:table-cell table:formula="of:=[.C62]/[.C63]" office:value-type="float" office:value="1.5" calcext:value-type="float">
            <text:p>1,5</text:p>
          </table:table-cell>
          <table:table-cell table:formula="of:=[.D62]/[.D6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NewChest.STL</text:p>
          </table:table-cell>
          <table:table-cell table:style-name="ce12" office:value-type="string" calcext:value-type="string">
            <text:p>(none)</text:p>
          </table:table-cell>
          <table:table-cell table:style-name="ce12" office:value-type="string" calcext:value-type="string">
            <text:p>ProtectionSystem.ST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 office:value-type="string" calcext:value-type="string">
            <text:p>Hea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NeckPitch</text:p>
          </table:table-cell>
          <table:table-cell table:style-name="ce13" office:value-type="string" calcext:value-type="string">
            <text:p>NeckYaw</text:p>
          </table:table-cell>
          <table:table-cell table:style-name="ce13" office:value-type="string" calcext:value-type="string">
            <text:p>hokuyo_link</text:p>
          </table:table-cell>
          <table:table-cell table:style-name="ce13" office:value-type="string" calcext:value-type="string">
            <text:p>head empty</text:p>
          </table:table-cell>
          <table:table-cell table:style-name="ce20" office:value-type="string" calcext:value-type="string">
            <text:p>multisense+hokuyo</text:p>
          </table:table-cell>
          <table:table-cell table:style-name="ce13" office:value-type="string" calcext:value-type="string">
            <text:p>Sum</text:p>
          </table:table-cell>
          <table:table-cell table:style-name="ce21" office:value-type="string" calcext:value-type="string">
            <text:p>Complete</text:p>
          </table:table-cell>
          <table:table-cell office:value-type="string" calcext:value-type="string">
            <text:p>urdf: multisense/head</text:p>
          </table:table-cell>
          <table:table-cell table:style-name="ce19" office:value-type="string" calcext:value-type="string">
            <text:p>Differenc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easured</text:p>
          </table:table-cell>
          <table:table-cell table:style-name="ce11" office:value-type="float" office:value="0.18" calcext:value-type="float">
            <text:p>0,18</text:p>
          </table:table-cell>
          <table:table-cell table:style-name="ce11" office:value-type="float" office:value="0.555" calcext:value-type="float">
            <text:p>0,555</text:p>
          </table:table-cell>
          <table:table-cell table:style-name="ce16" office:value-type="float" office:value="0.37" calcext:value-type="float">
            <text:p>0,37</text:p>
          </table:table-cell>
          <table:table-cell table:style-name="ce11" table:formula="of:=4.475-[.E80]" office:value-type="float" office:value="1.875" calcext:value-type="float">
            <text:p>1,875</text:p>
          </table:table-cell>
          <table:table-cell office:value-type="float" office:value="2.6" calcext:value-type="float">
            <text:p>2,6</text:p>
          </table:table-cell>
          <table:table-cell table:formula="of:=SUM([.B72];[.C72];[.E72];[.F72])" office:value-type="float" office:value="5.21" calcext:value-type="float">
            <text:p>5,21</text:p>
          </table:table-cell>
          <table:table-cell table:style-name="ce11" office:value-type="float" office:value="5.21" calcext:value-type="float">
            <text:p>5,21</text:p>
          </table:table-cell>
          <table:table-cell table:formula="of:=4.475-[.E79]" office:value-type="float" office:value="4.105" calcext:value-type="float">
            <text:p>4,105</text:p>
          </table:table-cell>
          <table:table-cell table:formula="of:=[.H72]-[.G73]" office:value-type="float" office:value="2.759506" calcext:value-type="float">
            <text:p>2,75950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D</text:p>
          </table:table-cell>
          <table:table-cell table:style-name="ce8" office:value-type="float" office:value="0.623" calcext:value-type="float">
            <text:p>0,623</text:p>
          </table:table-cell>
          <table:table-cell office:value-type="float" office:value="0.35" calcext:value-type="float">
            <text:p>0,35</text:p>
          </table:table-cell>
          <table:table-cell office:value-type="float" office:value="0.057654" calcext:value-type="float">
            <text:p>0,057654</text:p>
          </table:table-cell>
          <table:table-cell table:style-name="ce15" office:value-type="float" office:value="1.41984" calcext:value-type="float">
            <text:p>1,41984</text:p>
          </table:table-cell>
          <table:table-cell/>
          <table:table-cell table:formula="of:=SUM([.B73:.E73])" office:value-type="float" office:value="2.450494" calcext:value-type="float">
            <text:p>2,45049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8"/>
          <table:table-cell table:number-columns-repeated="2"/>
          <table:table-cell table:style-name="ce15"/>
          <table:table-cell table:number-columns-repeated="7"/>
        </table:table-row>
        <table:table-row table:style-name="ro1">
          <table:table-cell office:value-type="string" calcext:value-type="string">
            <text:p>Scaling</text:p>
          </table:table-cell>
          <table:table-cell table:formula="of:=[.B72]/[.B73]" office:value-type="float" office:value="0.28892455858748" calcext:value-type="float">
            <text:p>0,28892455858748</text:p>
          </table:table-cell>
          <table:table-cell table:formula="of:=[.C72]/[.C73]" office:value-type="float" office:value="1.58571428571429" calcext:value-type="float">
            <text:p>1,58571428571429</text:p>
          </table:table-cell>
          <table:table-cell table:formula="of:=[.D72]/[.D73]" office:value-type="float" office:value="6.41759461615846" calcext:value-type="float">
            <text:p>6,41759461615846</text:p>
          </table:table-cell>
          <table:table-cell table:formula="of:=[.E72]/[.E73]" office:value-type="float" office:value="1.32057133198107" calcext:value-type="float">
            <text:p>1,3205713319810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L files from URDF</text:p>
          </table:table-cell>
          <table:table-cell table:style-name="ce12" office:value-type="string" calcext:value-type="string">
            <text:p>NeckPitch.STL</text:p>
          </table:table-cell>
          <table:table-cell table:style-name="ce12" office:value-type="string" calcext:value-type="string">
            <text:p>NeckYaw.STL</text:p>
          </table:table-cell>
          <table:table-cell table:style-name="ce12" office:value-type="string" calcext:value-type="string">
            <text:p>hokuyo_link.STL</text:p>
          </table:table-cell>
          <table:table-cell table:style-name="ce12" office:value-type="string" calcext:value-type="string">
            <text:p>Head.ST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7" office:value-type="string" calcext:value-type="string">
            <text:p>Datasheet valu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okuyo</text:p>
          </table:table-cell>
          <table:table-cell office:value-type="float" office:value="0.37" calcext:value-type="float">
            <text:p>0,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ultisense SL</text:p>
          </table:table-cell>
          <table:table-cell office:value-type="float" office:value="2.6" calcext:value-type="float">
            <text:p>2,6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A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Overall Weight</text:p>
          </table:table-cell>
          <table:table-cell table:style-name="ce6" table:formula="of:=[.G73]+[.E63]+[.D50]+[.J34]+[.J29]+[.I6]+[.I6]+[.B6]" office:value-type="float" office:value="141.95217502" calcext:value-type="float">
            <text:p>141,95217502</text:p>
          </table:table-cell>
          <table:table-cell table:style-name="ce6" table:formula="of:=[.G72]+[.F62]+[.D49]+[.J33]+[.K28]+[.J8]+[.J5]+[.B22]" office:value-type="float" office:value="138.7980637" calcext:value-type="float">
            <text:p>138,7980637</text:p>
          </table:table-cell>
          <table:table-cell table:formula="of:=[.J72]+[.G62]+[.E49]+[.L33]+[.L28]+[.K8]+[.K5]+[.K11]" office:value-type="float" office:value="-3.15411132000001" calcext:value-type="float">
            <text:p>-3,154111320000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3:18:28.8212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58:09.217760603</meta:creation-date>
    <dc:date>2016-12-07T17:00:55.934166000</dc:date>
    <meta:editing-duration>P2DT22H14M4S</meta:editing-duration>
    <meta:editing-cycles>111</meta:editing-cycles>
    <meta:generator>LibreOffice/5.2.1.2$MacOSX_X86_64 LibreOffice_project/31dd62db80d4e60af04904455ec9c9219178d620</meta:generator>
    <meta:document-statistic meta:table-count="1" meta:cell-count="317" meta:object-count="0"/>
    <meta:user-defined meta:name=""/>
  </office:meta>
</office:document-meta>
</file>